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991cm" fo:margin-left="0cm" table:align="left"/>
    </style:style>
    <style:style style:name="Table1.A" style:family="table-column">
      <style:table-column-properties style:column-width="5.1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ba52" officeooo:paragraph-rsid="0015ba52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text-properties style:font-name="Arial" fo:font-size="6pt" officeooo:rsid="0015ba52" officeooo:paragraph-rsid="0015ba52" style:font-size-asian="6pt" style:font-size-complex="6pt"/>
    </style:style>
    <style:style style:name="P4" style:family="paragraph" style:parent-style-name="Table_20_Contents">
      <style:text-properties style:font-name="Arial" fo:font-size="6pt" officeooo:rsid="0015ba52" officeooo:paragraph-rsid="001741d9" style:font-size-asian="6pt" style:font-size-complex="6pt"/>
    </style:style>
    <style:style style:name="P5" style:family="paragraph" style:parent-style-name="Table_20_Contents">
      <style:text-properties officeooo:rsid="001741d9" officeooo:paragraph-rsid="001741d9"/>
    </style:style>
    <style:style style:name="P6" style:family="paragraph" style:parent-style-name="Standard">
      <style:paragraph-properties fo:break-before="page"/>
    </style:style>
    <style:style style:name="P7" style:family="paragraph" style:parent-style-name="Preformatted_20_Text">
      <style:text-properties style:font-name="Arial" fo:font-size="6pt" style:font-size-asian="6pt" style:font-size-complex="6pt"/>
    </style:style>
    <style:style style:name="P8" style:family="paragraph" style:parent-style-name="Preformatted_20_Text">
      <style:text-properties style:font-name="Arial" fo:font-size="6pt" officeooo:paragraph-rsid="0015ba52" style:font-size-asian="6pt" style:font-size-complex="6pt"/>
    </style:style>
    <style:style style:name="P9" style:family="paragraph" style:parent-style-name="Preformatted_20_Text">
      <style:text-properties style:font-name="Arial" fo:font-size="6pt" officeooo:rsid="0015ba52" officeooo:paragraph-rsid="0015ba52" style:font-size-asian="6pt" style:font-size-complex="6pt"/>
    </style:style>
    <style:style style:name="P10" style:family="paragraph" style:parent-style-name="Preformatted_20_Text">
      <style:text-properties style:font-name="Arial" fo:font-size="6pt" officeooo:rsid="0015ba52" officeooo:paragraph-rsid="001741d9" style:font-size-asian="6pt" style:font-size-complex="6pt"/>
    </style:style>
    <style:style style:name="P11" style:family="paragraph" style:parent-style-name="Preformatted_20_Text">
      <style:text-properties style:font-name="Arial" fo:font-size="6pt" officeooo:paragraph-rsid="00163635" style:font-size-asian="6pt" style:font-size-complex="6pt"/>
    </style:style>
    <style:style style:name="P12" style:family="paragraph" style:parent-style-name="Preformatted_20_Text">
      <style:text-properties style:font-name="Arial" fo:font-size="6pt" officeooo:paragraph-rsid="001741d9" style:font-size-asian="6pt" style:font-size-complex="6pt"/>
    </style:style>
    <style:style style:name="P13" style:family="paragraph" style:parent-style-name="Preformatted_20_Text">
      <style:text-properties style:font-name="Arial" fo:font-size="6pt" officeooo:rsid="001741d9" officeooo:paragraph-rsid="001741d9" style:font-size-asian="6pt" style:font-size-complex="6pt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Arial" fo:font-size="6pt" officeooo:paragraph-rsid="001741d9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officeooo:rsid="001741d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section text:style-name="Sect1" text:name="site">
        <text:section text:style-name="Sect1" text:name="ipython-main-app">
          <text:section text:style-name="Sect1" text:name="notebook_panel">
            <text:p text:style-name="P6"/>
          </text:section>
        </text:section>
      </text:section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Sem<text:span text:style-name="T2">ester 1</text:span></text:p>
          </table:table-cell>
          <table:table-cell table:style-name="Table1.A1" office:value-type="string">
            <text:p text:style-name="P1">S<text:span text:style-name="T2">emester 2</text:span></text:p>
          </table:table-cell>
          <table:table-cell table:style-name="Table1.A1" office:value-type="string">
            <text:p text:style-name="P5">Semester 3</text:p>
          </table:table-cell>
          <table:table-cell table:style-name="Table1.A1" office:value-type="string">
            <text:p text:style-name="P5">Semester 4</text:p>
          </table:table-cell>
          <table:table-cell table:style-name="Table1.E1" office:value-type="string">
            <text:p text:style-name="P5">Semester 5</text:p>
          </table:table-cell>
        </table:table-row>
        <table:table-row>
          <table:table-cell table:style-name="Table1.A2" office:value-type="string">
            <text:p text:style-name="P9">1. Sissejuhatus infotehnoloogiasse,</text:p>
            <text:p text:style-name="P9">1. Programmeerimise algkursus,</text:p>
            <text:p text:style-name="P9">1. Õpingukorraldus,</text:p>
            <text:p text:style-name="P9">1. Diskreetne matemaatika,</text:p>
            <text:p text:style-name="P9">1. Filosoofia,</text:p>
            <text:p text:style-name="P9">1. Õigusõpetus,</text:p>
            <text:p text:style-name="P9">1. Matemaatiline analüüs I,</text:p>
            <text:p text:style-name="P9">1. Väljendusoskus,</text:p>
            <text:p text:style-name="P9">2. Programmeerimise põhikursus keeles C,</text:p>
            <text:p text:style-name="P9">2. Keskkonnakaitse ja säästev areng,</text:p>
            <text:p text:style-name="P9">2. Arvutid,</text:p>
            <text:p text:style-name="P9">2. Mõõtmine,</text:p>
            <text:p text:style-name="P9">2. Füüsika I,</text:p>
            <text:p text:style-name="P9">3. Programmeerimise põhikursus Javas,</text:p>
            <text:p text:style-name="P9">3. Side,</text:p>
            <text:p text:style-name="P9">3. Võrgurakendused I,</text:p>
            <text:p text:style-name="P9">3. Sissejuhatus infosüsteemidesse,</text:p>
            <text:p text:style-name="P9">4. Objektorienteeritud programmeerimine keeles Java,</text:p>
            <text:p text:style-name="P9">4. Andmebaasid I,</text:p>
            <text:p text:style-name="P9">4. Süsteemiteooria,</text:p>
            <text:p text:style-name="P9">4. Arvutivõrgud,</text:p>
            <text:p text:style-name="P9">4. Tõenäosusteooria ja matemaatiline statistika,</text:p>
            <text:p text:style-name="P9">5. Algoritmid ja andmestruktuurid,</text:p>
            <text:p text:style-name="P9">5. Loogiline programmeerimine,</text:p>
            <text:p text:style-name="P9">5. Elektroonika,</text:p>
            <text:p text:style-name="P9">5. Andmebaasid II,</text:p>
            <text:p text:style-name="P9">5. Tarkvaratehnika,</text:p>
            <text:p text:style-name="P9">6. Mikro- ja makroökonoomika,</text:p>
            <text:p text:style-name="P9">6. Kasutajaliidesed,</text:p>
            <text:p text:style-name="P9">6. Veebipõhiste rakenduste arhitektuur, disain ja tehnoloogia</text:p>
            <text:p text:style-name="P9">Tud: 53 </text:p>
            <text:p text:style-name="P9"/>
            <text:p text:style-name="P9"/>
            <text:p text:style-name="P4">1. Matemaatiline analüüs I,</text:p>
            <text:p text:style-name="P4">2. Programmeerimise põhikursus keeles C,</text:p>
            <text:p text:style-name="P4">2. Keskkonnakaitse ja säästev areng,</text:p>
            <text:p text:style-name="P4">2. Arvutid,</text:p>
            <text:p text:style-name="P4">2. Mõõtmine,</text:p>
            <text:p text:style-name="P4">2. Füüsika I,</text:p>
            <text:p text:style-name="P4">3. Programmeerimise põhikursus Javas,</text:p>
            <text:p text:style-name="P4">3. Akadeemiline võõrkeel,</text:p>
            <text:p text:style-name="P4">3. Lineaaralgebra,</text:p>
            <text:p text:style-name="P4">4. Andmebaasid I,</text:p>
            <text:p text:style-name="P4">4. Süsteemiteooria,</text:p>
            <text:p text:style-name="P4">4. Tõenäosusteooria ja matemaatiline statistika,</text:p>
            <text:p text:style-name="P4">5. Algoritmid ja andmestruktuurid,</text:p>
            <text:p text:style-name="P4">5. Loogiline programmeerimine,</text:p>
            <text:p text:style-name="P4">5. Elektroonika,</text:p>
            <text:p text:style-name="P4">5. Andmebaasid II,</text:p>
            <text:p text:style-name="P4">5. Tarkvaratehnika,</text:p>
            <text:p text:style-name="P4">6. Kasutajaliidesed,</text:p>
            <text:p text:style-name="P4">6. Veebipõhiste rakenduste arhitektuur, disain ja tehnoloogia</text:p>
            <text:p text:style-name="P4">Tud: 104</text:p>
            <text:p text:style-name="P4"/>
            <text:p text:style-name="P4"/>
            <text:p text:style-name="P12">1. Filosoofia</text:p>
            <text:p text:style-name="P12">Tud: 161</text:p>
            <text:p text:style-name="P12"/>
            <text:p text:style-name="P12"/>
            <text:p text:style-name="P12">1. Erialatutvustus</text:p>
            <text:p text:style-name="P12">Tud: 76</text:p>
            <text:p text:style-name="P12"><text:soft-page-break/><text:s/></text:p>
            <text:p text:style-name="P12"/>
            <text:p text:style-name="P12">1. Programmeerimise algkursus</text:p>
            <text:p text:style-name="P12">Tud: 125</text:p>
            <text:p text:style-name="P12"><text:s/></text:p>
            <text:p text:style-name="P12"/>
            <text:p text:style-name="P12">1. Sissejuhatus infotehnoloogiasse,</text:p>
            <text:p text:style-name="P12">4. Tõenäosusteooria ja matemaatiline statistika,</text:p>
            <text:p text:style-name="P12">5. Algoritmid ja andmestruktuurid</text:p>
            <text:p text:style-name="P12">Tud: 124</text:p>
            <text:p text:style-name="P12"><text:s/></text:p>
            <text:p text:style-name="P12"/>
            <text:p text:style-name="P12">1. Matemaatiline analüüs I</text:p>
            <text:p text:style-name="P12">Tud: 175</text:p>
            <text:p text:style-name="P10"/>
            <text:p text:style-name="P10"/>
            <text:p text:style-name="P12">1. Väljendusoskus</text:p>
            <text:p text:style-name="P10">Tud: 112</text:p>
          </table:table-cell>
          <table:table-cell table:style-name="Table1.A2" office:value-type="string">
            <text:p text:style-name="P10">2. Arvutid,</text:p>
            <text:p text:style-name="P10">2. Füüsika I,</text:p>
            <text:p text:style-name="P10">3. Programmeerimise põhikursus Javas,</text:p>
            <text:p text:style-name="P10">3. Akadeemiline võõrkeel,</text:p>
            <text:p text:style-name="P10">3. Side,</text:p>
            <text:p text:style-name="P10">3. Võrgurakendused I,</text:p>
            <text:p text:style-name="P10">3. Lineaaralgebra,</text:p>
            <text:p text:style-name="P10">3. Sissejuhatus infosüsteemidesse,</text:p>
            <text:p text:style-name="P10">4. Objektorienteeritud programmeerimine keeles Java,</text:p>
            <text:p text:style-name="P10">4. Andmebaasid I,</text:p>
            <text:p text:style-name="P10">4. Süsteemiteooria,</text:p>
            <text:p text:style-name="P10">4. Arvutivõrgud,</text:p>
            <text:p text:style-name="P10">4. Tõenäosusteooria ja matemaatiline statistika,</text:p>
            <text:p text:style-name="P10">5. Algoritmid ja andmestruktuurid,</text:p>
            <text:p text:style-name="P10">5. Loogiline programmeerimine,</text:p>
            <text:p text:style-name="P10">5. Elektroonika,</text:p>
            <text:p text:style-name="P10">5. Andmebaasid II,</text:p>
            <text:p text:style-name="P10">5. Tarkvaratehnika,</text:p>
            <text:p text:style-name="P10">6. Mikro- ja makroökonoomika,</text:p>
            <text:p text:style-name="P10">6. Kasutajaliidesed,</text:p>
            <text:p text:style-name="P10">6. Veebipõhiste rakenduste arhitektuur, disain ja tehnoloogia</text:p>
            <text:p text:style-name="P10">Tud: 143</text:p>
            <text:p text:style-name="P10"/>
            <text:p text:style-name="P12"/>
            <text:p text:style-name="P12">2. Programmeerimise põhikursus keeles C</text:p>
            <text:p text:style-name="P10">Tud: 176</text:p>
            <text:p text:style-name="P10"/>
            <text:p text:style-name="P10"/>
            <text:p text:style-name="P12">2. Füüsika I</text:p>
            <text:p text:style-name="P10">Tud: 212</text:p>
            <text:p text:style-name="P10"/>
            <text:p text:style-name="P10"/>
            <text:p text:style-name="P12">2. Arvutid</text:p>
            <text:p text:style-name="P10">Tud: 201</text:p>
          </table:table-cell>
          <table:table-cell table:style-name="Table1.A2" office:value-type="string">
            <text:p text:style-name="P4">3. Programmeerimise põhikursus Javas,</text:p>
            <text:p text:style-name="P4">3. Võrgurakendused I,</text:p>
            <text:p text:style-name="P4">4. Objektorienteeritud programmeerimine keeles Java,</text:p>
            <text:p text:style-name="P4">4. Andmebaasid I,</text:p>
            <text:p text:style-name="P4">4. Süsteemiteooria,</text:p>
            <text:p text:style-name="P4">4. Arvutivõrgud,</text:p>
            <text:p text:style-name="P4">4. Tõenäosusteooria ja matemaatiline statistika,</text:p>
            <text:p text:style-name="P4">5. Algoritmid ja andmestruktuurid,</text:p>
            <text:p text:style-name="P4">5. Loogiline programmeerimine,</text:p>
            <text:p text:style-name="P4">5. Elektroonika,</text:p>
            <text:p text:style-name="P4">5. Andmebaasid II,</text:p>
            <text:p text:style-name="P4">5. Tarkvaratehnika,</text:p>
            <text:p text:style-name="P4">6. Kasutajaliidesed,</text:p>
            <text:p text:style-name="P4">6. Veebipõhiste rakenduste arhitektuur, disain ja tehnoloogia</text:p>
            <text:p text:style-name="P4">Tud: 183 </text:p>
            <text:p text:style-name="P4"/>
            <text:p text:style-name="P4"/>
            <text:p text:style-name="P12">3. Lineaaralgebra,</text:p>
            <text:p text:style-name="P12">6. Mikro- ja makroökonoomika</text:p>
            <text:p text:style-name="P10">Tud: 210</text:p>
            <text:p text:style-name="P10"/>
            <text:p text:style-name="P10"/>
            <text:p text:style-name="P13">3. Programmeerimise põhikursus Javas,</text:p>
            <text:p text:style-name="P13">3. Võrgurakendused I,</text:p>
            <text:p text:style-name="P13">4. Objektorienteeritud programmeerimine keeles Java,</text:p>
            <text:p text:style-name="P13">4. Andmebaasid I,</text:p>
            <text:p text:style-name="P13">4. Tõenäosusteooria ja matemaatiline statistika,</text:p>
            <text:p text:style-name="P13">5. Algoritmid ja andmestruktuurid,</text:p>
            <text:p text:style-name="P13">5. Andmebaasid II,</text:p>
            <text:p text:style-name="P13">6. Veebipõhiste rakenduste arhitektuur, disain ja tehnoloogia</text:p>
            <text:p text:style-name="P13">Tud: 203</text:p>
            <text:p text:style-name="P13"/>
            <text:p text:style-name="P13"/>
            <text:p text:style-name="P12">3. Akadeemiline võõrkeel</text:p>
            <text:p text:style-name="P13">Tud: 212</text:p>
            <text:p text:style-name="P13"/>
            <text:p text:style-name="P13"/>
            <text:p text:style-name="P12">3. Side,</text:p>
            <text:p text:style-name="P12">3. Sissejuhatus infosüsteemidesse,</text:p>
            <text:p text:style-name="P12">4. Andmebaasid I,</text:p>
            <text:p text:style-name="P12">4. Tõenäosusteooria ja matemaatiline statistika,</text:p>
            <text:p text:style-name="P12">5. Loogiline programmeerimine,</text:p>
            <text:p text:style-name="P12">5. Andmebaasid II,</text:p>
            <text:p text:style-name="P12">6. Veebipõhiste rakenduste arhitektuur, disain ja tehnoloogia</text:p>
            <text:p text:style-name="P12">Tud: 171</text:p>
            <text:p text:style-name="P13"><text:s/></text:p>
          </table:table-cell>
          <table:table-cell table:style-name="Table1.A2" office:value-type="string">
            <text:p text:style-name="P12">4. Tõenäosusteooria ja matemaatiline statistika</text:p>
            <text:p text:style-name="P12">Tud: 267</text:p>
            <text:p text:style-name="P12"><text:s/></text:p>
            <text:p text:style-name="P12"/>
            <text:p text:style-name="P12">4. Objektorienteeritud programmeerimine keeles Java,</text:p>
            <text:p text:style-name="P12">4. Andmebaasid I</text:p>
            <text:p text:style-name="P12">Tud: 233</text:p>
            <text:p text:style-name="P15"><text:s/></text:p>
            <text:p text:style-name="P11"/>
            <text:p text:style-name="P11"/>
          </table:table-cell>
          <table:table-cell table:style-name="Table1.E2" office:value-type="string">
            <text:p text:style-name="P4">5. Algoritmid ja andmestruktuurid,</text:p>
            <text:p text:style-name="P4">5. Loogiline programmeerimine,</text:p>
            <text:p text:style-name="P4">5. Elektroonika,</text:p>
            <text:p text:style-name="P4">5. Andmebaasid II,</text:p>
            <text:p text:style-name="P4">5. Tarkvaratehnika,</text:p>
            <text:p text:style-name="P4">6. Kasutajaliidesed,</text:p>
            <text:p text:style-name="P4">6. Veebipõhiste rakenduste arhitektuur, disain ja tehnoloogia</text:p>
            <text:p text:style-name="P4">Tud: 218</text:p>
            <text:p text:style-name="P4"/>
            <text:p text:style-name="P4"/>
            <text:p text:style-name="P12">5. Andmebaasid II,</text:p>
            <text:p text:style-name="P12">6. Veebipõhiste rakenduste arhitektuur, disain ja tehnoloogia</text:p>
            <text:p text:style-name="P10">Tud: 261</text:p>
            <text:p text:style-name="P10"/>
            <text:p text:style-name="P10"/>
            <text:p text:style-name="P12">5. Algoritmid ja andmestruktuurid,</text:p>
            <text:p text:style-name="P12">5. Loogiline programmeerimine,</text:p>
            <text:p text:style-name="P12">5. Elektroonika</text:p>
            <text:p text:style-name="P12">Tud: 245</text:p>
            <text:p text:style-name="P10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1:24:39.406000000</meta:creation-date>
    <dc:date>2016-04-03T22:05:38.042000000</dc:date>
    <meta:editing-duration>PT10M16S</meta:editing-duration>
    <meta:editing-cycles>4</meta:editing-cycles>
    <meta:generator>LibreOffice/5.0.0.5$Windows_x86 LibreOffice_project/1b1a90865e348b492231e1c451437d7a15bb262b</meta:generator>
    <meta:document-statistic meta:table-count="1" meta:image-count="0" meta:object-count="0" meta:page-count="3" meta:paragraph-count="162" meta:word-count="483" meta:character-count="3788" meta:non-whitespace-character-count="3451"/>
  </office:meta>
</office:document-meta>
</file>